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Narrow" svg:font-family="'Arial Narrow'"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text-align="justify" style:justify-single-word="false" style:writing-mode="lr-tb"/>
      <style:text-properties style:font-name="Liberation Sans" fo:font-size="12pt" fo:font-weight="bold" style:font-size-asian="12pt" style:font-weight-asian="bold" style:font-size-complex="12pt" style:font-weight-complex="bold"/>
    </style:style>
    <style:style style:name="P2" style:family="paragraph" style:parent-style-name="Preformatted_20_Text">
      <style:paragraph-properties fo:margin-top="0cm" fo:margin-bottom="0.499cm" style:contextual-spacing="false" fo:text-align="justify" style:justify-single-word="false" style:writing-mode="lr-tb"/>
      <style:text-properties style:font-name="Liberation Sans" fo:font-size="12pt" fo:font-weight="bold" officeooo:paragraph-rsid="000a2781" style:font-size-asian="12pt" style:font-weight-asian="bold" style:font-size-complex="12pt" style:font-weight-complex="bold"/>
    </style:style>
    <style:style style:name="P3" style:family="paragraph" style:parent-style-name="Preformatted_20_Text">
      <style:paragraph-properties fo:margin-top="0cm" fo:margin-bottom="0.499cm" style:contextual-spacing="false" fo:text-align="justify" style:justify-single-word="false" style:writing-mode="lr-tb"/>
      <style:text-properties style:font-name="Liberation Sans" fo:font-size="12pt" fo:font-weight="normal" officeooo:rsid="000cd881" officeooo:paragraph-rsid="000cd881" style:font-size-asian="12pt" style:font-weight-asian="normal" style:font-size-complex="12pt" style:font-weight-complex="normal"/>
    </style:style>
    <style:style style:name="P4" style:family="paragraph" style:parent-style-name="Standard">
      <style:text-properties fo:font-size="18pt" style:font-size-asian="18pt" style:font-size-complex="18pt"/>
    </style:style>
    <style:style style:name="P5" style:family="paragraph" style:parent-style-name="Standard">
      <style:text-properties style:font-name="Liberation Sans" fo:font-size="21pt" style:font-size-asian="21pt" style:font-size-complex="21pt"/>
    </style:style>
    <style:style style:name="P6" style:family="paragraph" style:parent-style-name="Standard">
      <style:text-properties style:font-name="Liberation Sans"/>
    </style:style>
    <style:style style:name="P7" style:family="paragraph" style:parent-style-name="Standard">
      <style:text-properties style:font-name="Liberation Sans" fo:font-size="12pt" style:font-size-asian="12pt" style:font-size-complex="12pt"/>
    </style:style>
    <style:style style:name="P8" style:family="paragraph" style:parent-style-name="Standard">
      <style:paragraph-properties fo:text-align="justify" style:justify-single-word="false"/>
      <style:text-properties style:font-name="Liberation Sans" fo:font-size="12pt" fo:font-weight="bold" style:font-size-asian="12pt" style:font-weight-asian="bold" style:font-size-complex="12pt" style:font-weight-complex="bold"/>
    </style:style>
    <style:style style:name="P9" style:family="paragraph" style:parent-style-name="Standard">
      <style:text-properties style:font-name="Liberation Sans" fo:font-size="18pt" style:font-size-asian="18pt" style:font-size-complex="18pt"/>
    </style:style>
    <style:style style:name="P10" style:family="paragraph" style:parent-style-name="Standard">
      <style:text-properties style:font-name="Liberation Sans" fo:font-size="18pt" officeooo:paragraph-rsid="0005fa8d" style:font-size-asian="18pt" style:font-size-complex="18pt"/>
    </style:style>
    <style:style style:name="P11" style:family="paragraph" style:parent-style-name="Standard">
      <style:text-properties style:font-name="Liberation Sans" fo:font-size="18pt" officeooo:paragraph-rsid="000a2781" style:font-size-asian="18pt" style:font-size-complex="18pt"/>
    </style:style>
    <style:style style:name="P12" style:family="paragraph" style:parent-style-name="Standard">
      <style:text-properties style:font-name="Liberation Sans" fo:font-size="18pt" officeooo:rsid="000cd881" officeooo:paragraph-rsid="000cd881" style:font-size-asian="18pt" style:font-size-complex="18pt"/>
    </style:style>
    <style:style style:name="P13" style:family="paragraph" style:parent-style-name="Standard">
      <style:text-properties style:font-name="Liberation Sans" fo:font-size="18pt" fo:font-weight="normal" officeooo:paragraph-rsid="0005fa8d" style:font-size-asian="18pt" style:font-weight-asian="normal" style:font-size-complex="18pt" style:font-weight-complex="normal"/>
    </style:style>
    <style:style style:name="P14" style:family="paragraph" style:parent-style-name="Standard">
      <style:text-properties style:font-name="Liberation Sans" fo:font-size="18pt" officeooo:rsid="000be7d9" officeooo:paragraph-rsid="000cd881" fo:background-color="#ff4000" style:font-size-asian="18pt" style:font-size-complex="18pt"/>
    </style:style>
    <style:style style:name="P15" style:family="paragraph" style:parent-style-name="Standard">
      <style:text-properties style:font-name="Liberation Sans" fo:font-size="18pt" officeooo:rsid="000cd881" officeooo:paragraph-rsid="000cd881" fo:background-color="#ffbf00" style:font-size-asian="18pt" style:font-size-complex="18pt"/>
    </style:style>
    <style:style style:name="P16" style:family="paragraph" style:parent-style-name="Standard">
      <style:text-properties style:font-name="Liberation Sans" fo:font-weight="bold" officeooo:paragraph-rsid="0005fa8d" style:font-weight-asian="bold" style:font-weight-complex="bold"/>
    </style:style>
    <style:style style:name="P17" style:family="paragraph" style:parent-style-name="Text_20_body">
      <style:text-properties style:font-name="Liberation Sans" fo:font-size="18pt" officeooo:paragraph-rsid="0005fa8d" style:font-size-asian="18pt" style:font-size-complex="18pt"/>
    </style:style>
    <style:style style:name="P18" style:family="paragraph" style:parent-style-name="Text_20_body">
      <style:text-properties style:font-name="Liberation Sans" fo:font-size="18pt" style:font-size-asian="18pt" style:font-size-complex="18pt"/>
    </style:style>
    <style:style style:name="P19" style:family="paragraph" style:parent-style-name="Text_20_body">
      <style:text-properties style:font-name="Liberation Sans" fo:font-size="18pt" officeooo:paragraph-rsid="000cd881" style:font-size-asian="18pt" style:font-size-complex="18pt"/>
    </style:style>
    <style:style style:name="P20" style:family="paragraph" style:parent-style-name="Text_20_body">
      <style:text-properties style:font-name="Liberation Sans" fo:font-size="18pt" fo:font-weight="normal" officeooo:paragraph-rsid="000a2781" style:font-size-asian="18pt" style:font-weight-asian="normal" style:font-size-complex="18pt" style:font-weight-complex="normal"/>
    </style:style>
    <style:style style:name="P21" style:family="paragraph" style:parent-style-name="Text_20_body">
      <style:text-properties style:font-name="Liberation Sans" fo:font-size="12pt" officeooo:paragraph-rsid="000ef164" style:font-size-asian="12pt" style:font-size-complex="12pt"/>
    </style:style>
    <style:style style:name="P22" style:family="paragraph" style:parent-style-name="Text_20_body">
      <style:text-properties style:font-name="Liberation Sans"/>
    </style:style>
    <style:style style:name="P23" style:family="paragraph" style:parent-style-name="Text_20_body">
      <style:text-properties style:font-name="Liberation Sans" fo:font-size="15pt" officeooo:paragraph-rsid="000a2781" style:font-size-asian="15pt" style:font-size-complex="15pt"/>
    </style:style>
    <style:style style:name="P24" style:family="paragraph" style:parent-style-name="Text_20_body">
      <style:text-properties style:font-name="Liberation Sans" officeooo:paragraph-rsid="000a2781"/>
    </style:style>
    <style:style style:name="P25" style:family="paragraph" style:parent-style-name="Text_20_body">
      <style:text-properties officeooo:paragraph-rsid="000ef164"/>
    </style:style>
    <style:style style:name="P26" style:family="paragraph" style:parent-style-name="Text_20_body" style:list-style-name="L1"/>
    <style:style style:name="P27" style:family="paragraph" style:parent-style-name="Text_20_body" style:list-style-name="L1">
      <style:paragraph-properties fo:margin-top="0cm" fo:margin-bottom="0cm" style:contextual-spacing="false"/>
    </style:style>
    <style:style style:name="T1" style:family="text">
      <style:text-properties fo:background-color="#ff8000" loext:char-shading-value="0"/>
    </style:style>
    <style:style style:name="T2" style:family="text">
      <style:text-properties fo:font-size="12pt" style:font-size-asian="12pt" style:font-size-complex="12pt"/>
    </style:style>
    <style:style style:name="T3" style:family="text"/>
    <style:style style:name="T4" style:family="text">
      <style:text-properties fo:background-color="transparent" loext:char-shading-value="0"/>
    </style:style>
    <style:style style:name="T5" style:family="text">
      <style:text-properties style:font-name="Liberation Sans"/>
    </style:style>
    <style:style style:name="T6" style:family="text">
      <style:text-properties style:font-name="Liberation Sans" fo:font-weight="bold" style:font-weight-asian="bold" style:font-weight-complex="bold"/>
    </style:style>
    <style:style style:name="T7" style:family="text">
      <style:text-properties style:font-name="Liberation Sans" fo:font-size="18pt" style:font-size-asian="18pt" style:font-size-complex="18pt"/>
    </style:style>
    <style:style style:name="T8" style:family="text">
      <style:text-properties fo:background-color="#ffa6a6" loext:char-shading-value="0"/>
    </style:style>
    <style:style style:name="T9" style:family="text">
      <style:text-properties fo:background-color="#ffa6a6" loext:char-shading-value="0"/>
    </style:style>
    <style:style style:name="T10" style:family="text">
      <style:text-properties officeooo:rsid="000eaea6"/>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ambios generales </text:p>
      <text:p text:style-name="P6"/>
      <text:p text:style-name="P6">El orden de aparicion de los servicios es el siguiente.</text:p>
      <text:p text:style-name="P6"/>
      <text:p text:style-name="P7"/>
      <text:p text:style-name="P8"><text:bookmark text:name="tw-target-text"/>Regular Maintenance:</text:p>
      <text:section text:style-name="Sect1" text:name="tw-target-text-container">
        <text:p text:style-name="P1"/>
        <text:p text:style-name="P1">Deep Cleaning by Area:</text:p>
        <text:p text:style-name="P1"/>
        <text:p text:style-name="P1">Moving Cleaning Services:</text:p>
        <text:p text:style-name="P1"/>
        <text:p text:style-name="P1">Cleaning Services for Events:</text:p>
        <text:p text:style-name="P1"/>
        <text:p text:style-name="P1">Organization of Spaces:</text:p>
        <text:p text:style-name="P1"/>
        <text:p text:style-name="P2">Extra Services:</text:p>
        <text:p text:style-name="P2">Clothing Ironing Service</text:p>
        <text:p text:style-name="P2"/>
        <text:p text:style-name="P3">Y una CTA antes de las entradas al blog</text:p>
      </text:section>
      <text:p text:style-name="P9">----------------------------------------------</text:p>
      <text:p text:style-name="P4"><text:a xlink:type="simple" xlink:href="https://anamilia.great-site.net/cart/" text:style-name="Internet_20_link" text:visited-style-name="Visited_20_Internet_20_Link"><text:span text:style-name="T5">https://anamilia.great-site.net/cart/</text:span></text:a></text:p>
      <text:p text:style-name="P9"/>
      <text:p text:style-name="P9">-tarea. cambiar el precio</text:p>
      <text:p text:style-name="P9"/>
      <text:p text:style-name="P9">The minimum allowed order total value is <text:span text:style-name="T1">$120.00.</text:span> Please consider increasing the quantity in your cart. </text:p>
      <text:p text:style-name="P9"/>
      <text:p text:style-name="P9">…………………………………</text:p>
      <text:p text:style-name="P12">-tarea, cambiar por estos textos, solo tienen pequenios ajustes.</text:p>
      <text:p text:style-name="P12"/>
      <text:p text:style-name="P12"/>
      <text:p text:style-name="P12"/>
      <text:p text:style-name="P12"/>
      <text:p text:style-name="P12"/>
      <text:p text:style-name="P13"><text:bookmark text:name="tw-target-text Copy 1"/><text:soft-page-break/>Regular Maintenance:</text:p>
      <text:p text:style-name="P16"/>
      <text:p text:style-name="P10">"Experience the convenience of personalized cleaning services designed for your unique home, starting from $120. </text:p>
      <text:p text:style-name="P10"><text:span text:style-name="T2"/></text:p>
      <text:p text:style-name="P10"><text:span text:style-name="T2">Whether you need occasional cleaning or prefer to schedule regular, periodic services, we offer the flexibility to accommodate your needs. Enjoy the comfort and peace of mind that comes with external help in maintaining a clean and welcoming home. Additionally, now you can schedule your cleaning services on a weekly basis for added convenience." </text:span>…………………………………………………………………..</text:p>
      <text:p text:style-name="P17">Deep Cleaning by Area </text:p>
      <text:p text:style-name="P17">Starting from $200. Customizable to meet your needs.</text:p>
      <text:p text:style-name="P21">Does your home need a refreshing makeover? With our Deep Home Cleaning Service, you can expect a thorough cleaning that tackles even the hardest-to-reach corners, meticulously transforming your home into a pristine, hygienic, revitalized space. Discover a new level of cleanliness. Schedule your deep clean today!"</text:p>
      <text:p text:style-name="P21">…………………………………………………………………………………………………………….</text:p>
      <text:p text:style-name="P18">Moving In, Moving Out and/or Both</text:p>
      <text:p text:style-name="P22">Embark on your new journey with a spotless home using our specialized "Moving In Cleaning Service." We handle the cleaning, giving you the freedom to focus on unpacking and settling in, ensuring a pristine and inviting home from the start.</text:p>
      <text:p text:style-name="P22">For those transitioning out, our "Moving Out Cleaning Service" guarantees a thorough cleaning of every corner, leaving behind a fresh and flawless space for the next occupants.</text:p>
      <text:p text:style-name="P22">And for a comprehensive approach, our service caters to both moving in and moving out, providing a seamless transition into your new chapter. Choose the option that suits your needs best.</text:p>
      <text:p text:style-name="P9">……………………………………………………………………..</text:p>
      <text:p text:style-name="P18">Party Cleaning Service</text:p>
      <text:p text:style-name="P22">Let's maintain cleanliness before and/or after your festive occasions, from holidays and special events to backyard barbecues, so you can enjoy the memories without worrying about the mess.</text:p>
      <text:p text:style-name="P22">Our specialized party cleaning service ensures a pre and/or post-celebration experience free from clutter.</text:p>
      <text:p text:style-name="P22">Sit back, relax, and leave the cleaning to us, leaving you with a refreshing and sparkling space.</text:p>
      <text:p text:style-name="P22"><text:soft-page-break/>…………………………………………………………………………………………………………….</text:p>
      <text:p text:style-name="P18">Home Organizing Service:</text:p>
      <text:p text:style-name="P22">Is clutter and chaos taking over your home or office?</text:p>
      <text:p text:style-name="P22">Our 'Home Organizing Service' is the solution you've been looking for. We're here to transform chaos into order, creating efficient and harmonious spaces tailored to your needs.</text:p>
      <text:p text:style-name="P22">Whether it's your closet, kitchen, office, or any area that needs a makeover, we bring clarity and simplicity to your surroundings. Reclaim your space, boost productivity, and experience the serenity of a well-organized life.</text:p>
      <text:p text:style-name="P22">Get started on your journey to a clutter-free world today!</text:p>
      <text:p text:style-name="P9">………………………………………………………………………..</text:p>
      <text:p text:style-name="P9"/>
      <text:p text:style-name="Text_20_body"><text:span text:style-name="Strong_20_Emphasis"><text:span text:style-name="T7">Extra Services:</text:span></text:span></text:p>
      <text:p text:style-name="Text_20_body"><text:span text:style-name="Strong_20_Emphasis">Deep Cleaning Tasks (additional charge):</text:span></text:p>
      <text:list text:style-name="L1">
        <text:list-item>
          <text:p text:style-name="P27">Oven (interior).</text:p>
        </text:list-item>
        <text:list-item>
          <text:p text:style-name="P27">Fridge and freezer (interior).</text:p>
        </text:list-item>
        <text:list-item>
          <text:p text:style-name="P27">Cleaning of interior window frames (reachable with a 2-step stool).</text:p>
        </text:list-item>
        <text:list-item>
          <text:p text:style-name="P27">Interior doors and trim (dusting/wet wiping).</text:p>
        </text:list-item>
        <text:list-item>
          <text:p text:style-name="P27">Under the washer and dryer (client moves them).</text:p>
        </text:list-item>
        <text:list-item>
          <text:p text:style-name="P27">Under the stove/sides of the stove (client moves it).</text:p>
        </text:list-item>
        <text:list-item>
          <text:p text:style-name="P27">Vacuuming or dusting all air vents.</text:p>
        </text:list-item>
        <text:list-item>
          <text:p text:style-name="P27">Cleaning of all kitchen and/or bathroom cabinets (interior).</text:p>
        </text:list-item>
        <text:list-item>
          <text:p text:style-name="P27">Staircase Railing Cleaning.</text:p>
        </text:list-item>
        <text:list-item>
          <text:p text:style-name="P26">Walls.</text:p>
        </text:list-item>
      </text:list>
      <text:p text:style-name="Text_20_body"><text:span text:style-name="Strong_20_Emphasis">Additional Services:</text:span> If you would like to add any of these deep cleaning tasks to your regular cleaning, please let us know in advance. Each task is priced separately. Prices may vary depending on the condition/size of the house. No Hidden Fees. Ever.</text:p>
      <text:p text:style-name="P22">…………………………………………………………………………………………………………….</text:p>
      <text:p text:style-name="P20">Clothing Ironing Service</text:p>
      <text:p text:style-name="P23">Pressing at Your Home or Ours: $3 per item, minimum service $60.</text:p>
      <text:p text:style-name="P24">Impeccable appearance is essential, especially in the professional realm. Our service is designed to ensure that your clothing is perfectly pressed and ready for you to shine on any occasion. Experience the convenience of crisp, polished attire, and reclaim your valuable time. Say goodbye to ironing stress. Schedule your service today!</text:p>
      <text:p text:style-name="P11"><text:soft-page-break/>……………………………………………………………………</text:p>
      <text:p text:style-name="P11"/>
      <text:p text:style-name="P19">"This concise structure allows you to choose the specific services you need, ensuring you get exactly what you're looking for. <text:span text:style-name="T4">Contact </text:span>us to create a tailored and impeccable home!"</text:p>
      <text:p text:style-name="P14"/>
      <text:p text:style-name="P15">Blog. <text:s/>Te pasare texto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Narrow" svg:font-family="'Arial Narrow'"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2T11:02:17.572000000</meta:creation-date>
    <dc:date>2023-12-22T16:24:15.302000000</dc:date>
    <meta:editing-duration>PT2H8M56S</meta:editing-duration>
    <meta:editing-cycles>9</meta:editing-cycles>
    <meta:generator>LibreOffice/7.6.4.1$Windows_X86_64 LibreOffice_project/e19e193f88cd6c0525a17fb7a176ed8e6a3e2aa1</meta:generator>
    <meta:document-statistic meta:table-count="0" meta:image-count="0" meta:object-count="0" meta:page-count="4" meta:paragraph-count="59" meta:word-count="677" meta:character-count="4582" meta:non-whitespace-character-count="3969"/>
  </office:meta>
</office:document-meta>
</file>